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c628f"/>
    </style:style>
    <style:style style:name="T2" style:family="text">
      <style:text-properties officeooo:rsid="001d4a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<text:a xlink:type="simple" xlink:href="https://intuix.com.br/lgpd-as-penalidades-para-as-empresas-que-nao-se-adequarem/#utm_source=site&amp;utm_medium=blog&amp;utm_campaign=lgpd&amp;utm_id=links&amp;utm_term=penalidades" text:style-name="Internet_20_link" text:visited-style-name="Visited_20_Internet_20_Link">AS PENALIDADES PARA AS EMPRESAS QUE NÃO SE ADEQUAREM</text:a></text:h>
      <text:p text:style-name="Text_20_body"/>
      <text:p text:style-name="Text_20_body"><text:span text:style-name="T1">A fim</text:span> de gerar mais segurança, privacidade e tranquilidade em relação ao tratamento de dados de pessoas, a LGPD (Lei Geral de Proteção de Dados) entrou em vigor <text:span text:style-name="T1">em 2018</text:span>, estabelece direitos e deveres que as empresas devem se <text:span text:style-name="T1">adequar</text:span> na manipulação e tratamento de dados .</text:p>
      <text:p text:style-name="Text_20_body">O<text:a xlink:type="simple" xlink:href="http://www.planalto.gov.br/ccivil_03/_ato2015-2018/2018/lei/L13709compilado.htm?utm_source=blog&amp;utm_medium=artigo&amp;utm_campaign=lgpd&amp;utm_id=link&amp;utm_term=lei+&amp;utm_content=gov" text:style-name="Internet_20_link" text:visited-style-name="Visited_20_Internet_20_Link"> Artigo 2º da LGPD estabelece</text:a> alguns objetivos da lei.</text:p>
      <text:p text:style-name="Text_20_body">A proteção de dados pessoais tem como <text:span text:style-name="T1">objetivo</text:span>:</text:p>
      <text:p text:style-name="Text_20_body"><text:span text:style-name="Emphasis">I – o respeito à privacidade;</text:span></text:p>
      <text:p text:style-name="Text_20_body"><text:span text:style-name="Emphasis">II – a autodeterminação informativa;</text:span></text:p>
      <text:p text:style-name="Text_20_body"><text:span text:style-name="Emphasis">III – a liberdade de expressão, de informação, de comunicação e de opinião;</text:span></text:p>
      <text:p text:style-name="Text_20_body"><text:span text:style-name="Emphasis">IV – a inviolabilidade da intimidade, da honra e da imagem;</text:span></text:p>
      <text:p text:style-name="Text_20_body"><text:span text:style-name="Emphasis">V – o desenvolvimento econômico e tecnológico e a inovação;</text:span></text:p>
      <text:p text:style-name="Text_20_body"><text:span text:style-name="Emphasis">VI – a livre iniciativa, a livre concorrência e a defesa do consumidor;</text:span></text:p>
      <text:p text:style-name="Text_20_body"><text:span text:style-name="Emphasis">VII – os direitos humanos, o livre desenvolvimento da personalidade, a dignidade e o exercício da cidadania pelas pessoas naturais.</text:span></text:p>
      <text:p text:style-name="Text_20_body">Porém, ainda é comum encontrar empresas que não se adequaram totalmente à legislação, podendo provocar prejuízos legais e financeiros para a organização, e também da sua integridade.</text:p>
      <text:h text:style-name="Heading_20_2" text:outline-level="2"><text:bookmark text:name="penalidade-da-lgpd"/>Penalidade da LGPD</text:h>
      <text:p text:style-name="Text_20_body">As penalidades da LGPD ocorrem de diversos modos, <text:span text:style-name="T1">dependendo da gravidade.</text:span></text:p>
      <text:h text:style-name="Heading_20_3" text:outline-level="3"><text:bookmark text:name="advertencia"/>Advertência</text:h>
      <text:p text:style-name="Text_20_body">Notificação para a empresa se a<text:span text:style-name="T1">dequar</text:span> às novas normas de tratamento de dados, com um prazo estipulado.</text:p>
      <text:h text:style-name="Heading_20_3" text:outline-level="3"><text:bookmark text:name="multas"/>Multas</text:h>
      <text:p text:style-name="Text_20_body">Podem ser aplicadas <text:span text:style-name="T1">sibre a porcentagem do faturqmento da empresa podendo chegar de</text:span> <text:span text:style-name="Strong_20_Emphasis">2%, </text:span>até <text:span text:style-name="Strong_20_Emphasis">50 milhões de reais por infração cometida</text:span>. A multa pode ser cobrada diariamente.</text:p>
      <text:h text:style-name="Heading_20_3" text:outline-level="3"><text:bookmark text:name="bloqueio-de-dados-pessoais"/>Bloqueio de dados pessoais</text:h>
      <text:p text:style-name="Text_20_body"><text:span text:style-name="T1">Esse tipo de</text:span> penalidade, <text:span text:style-name="T1">impede </text:span>as empresas de utilizarem os dados pessoais coletados, até a regularização das infrações cometidas.</text:p>
      <text:h text:style-name="Heading_20_3" text:outline-level="3"><text:bookmark text:name="eliminacao-total-da-base-de-dados"/>Eliminação total da base de dados</text:h>
      <text:p text:style-name="Text_20_body">Dependendo do grau de risco , a empresa poderá ter que apagar todos os dados pessoais coletados da base <text:span text:style-name="T1">de dados</text:span>.</text:p>
      <text:h text:style-name="Heading_20_3" text:outline-level="3"><text:bookmark text:name="impacto-na-imagem"/><text:soft-page-break/>Impacto na imagem</text:h>
      <text:p text:style-name="Text_20_body">Outro impacto perigoso para quem não está em conformidade é a<text:span text:style-name="Strong_20_Emphasis"> NOTORIEDADE DA INFRAÇÃO.</text:span></text:p>
      <text:p text:style-name="Text_20_body">Empresas que não acatarem as normas previstas em leis, poderão ter o ato infracional divulgado para conhecimento geral da população. Isso afeta diretamente na<text:span text:style-name="Strong_20_Emphasis"> reputação</text:span> e <text:span text:style-name="Strong_20_Emphasis">autoridade</text:span> de uma organização, que terá a sua imagem manchada por irregularidades que poderiam ter sido evitadas.</text:p>
      <text:h text:style-name="Heading_20_2" text:outline-level="2"><text:bookmark text:name="por-quem-e-feita-fiscalizacao-da-lgpd"/>Por quem é feita fiscalização da LGPD?</text:h>
      <text:p text:style-name="Text_20_body">A Autoridade Nacional de Proteção e Dados (ANPD) é responsável por fiscalizar, orientar e penalizar empresas que não se adequam às novas leis de tratamento de dados. <text:span text:style-name="T2">R</text:span>eceber denúncias, sobre práticas irregulares das instituições com os dados pessoais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1T16:13:08.126000000</meta:creation-date>
    <dc:date>2022-10-11T16:35:59.788000000</dc:date>
    <meta:editing-duration>PT1M51S</meta:editing-duration>
    <meta:editing-cycles>1</meta:editing-cycles>
    <meta:document-statistic meta:table-count="0" meta:image-count="0" meta:object-count="0" meta:page-count="2" meta:paragraph-count="27" meta:word-count="388" meta:character-count="2429" meta:non-whitespace-character-count="2061"/>
    <meta:generator>LibreOffice/7.1.3.2$Windows_X86_64 LibreOffice_project/47f78053abe362b9384784d31a6e56f8511eb1c1</meta:generator>
  </office:meta>
</office:document-meta>
</file>